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fo:font-size="12pt"/>
    </style:style>
    <style:style style:name="P3" style:family="paragraph" style:parent-style-name="Standard">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style="normal" fo:font-weight="normal" style:font-size-asian="10.5pt" style:font-style-asian="normal" style:font-weight-asian="normal" style:font-size-complex="12pt" style:font-style-complex="normal" style:font-weight-complex="normal"/>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a noche en el Bar de las Moscas</text:p>
      <text:p text:style-name="P1"/>
      <text:p text:style-name="P1">La noche en que Pedro y Juan conocieron el Bar de las Moscas fue también la noche en que Mary, quien sería la nueva moza, se iba corriendo de su casa en Coronda y golpeaba tras de sí una pesada puerta de madera poniendo fin a una vida de abusos. Pero de su historia nos ocuparemos más tarde, o en otro texto, o nunca.</text:p>
      <text:p text:style-name="P1">Pedro, con dieciocho años recién cumplidos, y Juan atravesando los diecisiete abrieron la puerta de metal del tugurio y se metieron adentro. El frío de la noche afuera era insoportable pero la mirada fría de los parroquianos que estaban allí bebiendo se les hizo más pesada aún. Tratando de fingir familiaridad se acercaron a la barra, arrimaron unas butacas altas y le pidieron al cantinero dos lisos.</text:p>
      <text:p text:style-name="P1">El cantinero, un vasco entrado en años y pasado en kilos, los miraba con desconfianza a la vez que usaba una rejilla blanca que antes colgaba sobre uno de sus hombros para secar un vaso que había tomado del escurridor.</text:p>
      <text:p text:style-name="P1">Una rockola en un rincón del salón tocaba un apagado recuerdo de blues y desde las pocas mesas ocupadas les habían dejado de prestar atención ni bien entraron y se sentaron. El bar era conocido por ser un lugar de encuentro de los hombres del barrio cuando ya habían pasado los cincuenta, pero sin un plan superador, los amigos se habían decidido a conocerlo ese 20 de julio de 1989. </text:p>
      <text:p text:style-name="P2"><text:span text:style-name="T1">Después del segundo liso, Pedro enfiló para el baño y Juan se quedó sentado mientras lo miraba irse sin ninguna explicación ya que el destino era obvio. Sin otra actividad para pasar el rato, Juan se puso a estudiar a los habitantes de ese submundo. El primero en el que reparó era una cara desconocida para él. Un viejo que habrá tenido más de sesenta y cinco años</text:span><text:span text:style-name="T1">,</text:span><text:span text:style-name="T1"> tomaba cerveza en jarra a la vez que jugaba con las cáscaras de los maníes que se había terminado minutos atrás. Con la mirada perdida apuntaba al televisor pero Juan dudaba que estuviera </text:span>escuchando<text:span text:style-name="T1"> siquiera. Lo que se proyectaban eran los últimos diez minutos de la repetición de un deslucido Boca-San Lorenzo que terminaba 0 a 0 sin pena y sin gloria en el </text:span><text:span text:style-name="T1">'</text:span><text:span text:style-name="T1">64.</text:span></text:p>
      <text:p text:style-name="P1">En otra mesa había dos personas jugando al dominó, cada una con un vaso de Gancia a su costado y un limón apretado entre las fichas. Cada dos por tres se escuchaba resoplar a alguno e incluso en un momento de nerviosismo uno le dio con la palma abierta de lleno a la mesa de metal que resonó en un estruendo. Tal fue el ruido que despertó al ocupante de la tercera de las mesas, a este sí lo conocía, era el Sr. Duran, un mecánico del barrio.</text:p>
      <text:p text:style-name="P1">Cuando Pedro volvió se puso la campera y empezó a hacer ademanes para la retirada. Juan lo empezó a seguir en piloto automático cuando el cortante ruido del vidrio contra la madera vieja de la barra los hizo volver a mirar al cantinero. Sirvió primero una copita, la del estruendo, y luego otra. Sin mirarlos a los ojos se las arrimó para que bebieran. La botella tenía la etiqueta roída por los años y el líquido del interior tenía un color amarillento brilloso. De nuevo en su posición habitual, secando alguna cosa con su trapo, el bolichero les habló.</text:p>
      <text:p text:style-name="P2"><text:span text:style-name="T1">¿Por qué se van tan rápido si todavía no encontraron lo que vinieron a buscar? La pregunta los agarró por sorpresa y sin atinar a contestar nada, los dos amigos se quedaron mirándolo, como </text:span>hipnotizados<text:span text:style-name="T1"> por el regular movimiento del trapo dentro del vaso de vidrio que formaba una y otra vez un semicírculo.</text:span></text:p>
      <text:p text:style-name="P1">Ustedes vinieron porque quieren escuchar historias. Yo trabajo en este bar porque las quiero contar. Todos los objetos del bar encierran una historia y todos los habitantes del bar, más tarde o más temprano pasan a formar parte de alguna. Les voy a contar la historia de la moneda en el inodoro.</text:p>
      <text:p text:style-name="P1">Una noche llegó al bar un cafisho vestido en un traje negro, con zapatos brillosos y una bufanda gris. Me pidió un trago que no recuerdo pero que tampoco conocía. Le serví una cerveza. La estuvo mirando un rato largo hasta que se decidió a probarla. Cuando no había tomado ni siquiera la mitad, otro hombre vestido de forma muy similar abrió la puerta del bar de una patada y se dirigió sin preámbulos al primero. Discutían por plata, o por una mujer, no les entendía bien. Hablaban en un dialecto italiano muy cerrado. En un momento, el que había llegado primero atinó tal piña que dejó a su rival regulando en cuarta. Sin perder mucho tiempo, el primero intentó darse a la fuga por la entrada principal, pero apenas se asomó pegó la vuelta. Debe haber visto a otros esperando a fuera y sin pensarlo mucho se escabulló derecho al baño de hombres, el único baño. Estaba ya con medio <text:soft-page-break/>cuerpo afuera cuando el segundo, ya reincorporado, lo alcanzó. Tenía una pierna colgado de la ventanilla y la cabeza todavía de este lado. El segundo sacó un arma y sin darle tiempo a gritar, apretó el gatillo tres veces. El primero calló desparramado en los pies del sanitario y de sus bolsillos saltaron decenas de monedas de un peso. Una de las monedas, de tanto rebotar, cayó derecho dentro del inodoro y quedó allí, bajo 10 centímetros de agua que cada vez que uno de mis clientes hace su pasada, renueva. El tirador y otro que se había asomado por la entrada principal se fueron como llegaron, un auto negro los esperaba en la puerta y, ni bien el trabajo estuvo completado, dejaron la escena para nunca más aparecerse. Al fulano se lo llevó la policía una hora más tarde, los clientes que había en ese momento se repartieron las monedas y yo tuve que cerrar más temprano. Se repartieron todas las monedas, menos una. La del inodoro quedó ahí, perpetuada por la capa protectora de desechos humanos, aferrada el fondo como si no quisiera irse. Un par de veces pensé en sacarla con una pinza o un guante (ni loco meto la mano en ese orinal) pero casi se había convertido en un ícono del lugar, como la cabeza de ciervo que cuelga sobre aquella chimenea o el cuadro regalo de Lopez Claro. La gente hablaba sobre la moneda entre copas, se habían creado chistes en función de ésta y algunos incluso aseguraban que tenía poderes mágicos. No faltó un borrachín que se quedó rezando dormido, parado frente al inodoro.</text:p>
      <text:p text:style-name="P1">Pedro miraba con curiosidad, venía del baño pero no recordaba la moneda. Tampoco recordaba haber escudriñado mucho el fondo del inodoro. Él llegó, hizo lo suyo y se fue. Ante la duda, antes de dejar el lugar, se pegó una corrida hasta el baño. Y allí estab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jconti </meta:initial-creator>
    <meta:creation-date>2012-02-02T22:06:24</meta:creation-date>
    <dc:date>2012-03-23T15:52:42</dc:date>
    <dc:creator>jjconti </dc:creator>
    <meta:editing-duration>PT11H02M34S</meta:editing-duration>
    <meta:editing-cycles>5</meta:editing-cycles>
    <meta:generator>OpenOffice.org/3.2$Unix OpenOffice.org_project/320m12$Build-9483</meta:generator>
    <meta:document-statistic meta:table-count="0" meta:image-count="0" meta:object-count="0" meta:page-count="2" meta:paragraph-count="12" meta:word-count="1154" meta:character-count="6338"/>
  </office:meta>
</office:document-meta>
</file>